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text-properties fo:language="sv" fo:country="SE"/>
    </style:style>
    <style:style style:name="P3" style:family="paragraph" style:parent-style-name="Standard">
      <style:paragraph-properties fo:line-height="115%" style:writing-mode="lr-tb"/>
      <style:text-properties fo:language="sv" fo:country="SE"/>
    </style:style>
    <style:style style:name="P4" style:family="paragraph" style:parent-style-name="Standard">
      <style:paragraph-properties fo:line-height="115%" fo:break-before="auto" fo:break-after="auto" style:writing-mode="lr-tb"/>
      <style:text-properties fo:language="sv" fo:country="SE"/>
    </style:style>
    <style:style style:name="P5" style:family="paragraph" style:parent-style-name="Standard" style:master-page-name="Standard">
      <style:paragraph-properties fo:line-height="115%" style:page-number="auto" fo:break-before="auto" fo:break-after="auto" style:writing-mode="lr-tb"/>
      <style:text-properties fo:language="sv" fo:country="SE"/>
    </style:style>
    <style:style style:name="P6"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7" style:family="paragraph" style:parent-style-name="Heading_20_2">
      <style:paragraph-properties fo:line-height="115%" fo:break-before="auto" fo:break-after="auto" style:writing-mode="lr-tb"/>
      <style:text-properties fo:language="sv" fo:country="SE"/>
    </style:style>
    <style:style style:name="P8" style:family="paragraph" style:parent-style-name="Heading_20_1">
      <style:paragraph-properties fo:line-height="115%" fo:break-before="auto" fo:break-after="auto" style:writing-mode="lr-tb"/>
      <style:text-properties fo:language="sv" fo:country="SE"/>
    </style:style>
    <style:style style:name="P9" style:family="paragraph" style:parent-style-name="Heading_20_3">
      <style:paragraph-properties fo:line-height="115%" fo:break-before="auto" fo:break-after="auto" style:writing-mode="lr-tb"/>
    </style:style>
    <style:style style:name="P10" style:family="paragraph" style:parent-style-name="Heading_20_3">
      <style:paragraph-properties fo:line-height="115%" fo:break-before="auto" fo:break-after="auto" style:writing-mode="lr-tb"/>
      <style:text-properties fo:language="sv" fo:country="SE"/>
    </style:style>
    <style:style style:name="P11" style:family="paragraph" style:parent-style-name="Heading_20_3">
      <style:paragraph-properties fo:line-height="115%" style:writing-mode="lr-tb"/>
      <style:text-properties fo:language="sv" fo:country="SE"/>
    </style:style>
    <style:style style:name="P12" style:family="paragraph" style:parent-style-name="Title">
      <style:paragraph-properties fo:line-height="115%" fo:break-before="auto" fo:break-after="auto" style:writing-mode="lr-tb"/>
      <style:text-properties fo:language="sv" fo:country="SE"/>
    </style:style>
    <style:style style:name="P13" style:family="paragraph" style:parent-style-name="Subtitle">
      <style:paragraph-properties fo:line-height="115%"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text:bookmark text:name="h.9hbf97vdatia"/><text:span text:style-name="T2">Kravspecifikation -<text:line-break/></text:span><text:span text:style-name="T3">Småföretagsanpassat WordPresstema</text:span> </text:p>
      <text:h text:style-name="P7" text:outline-level="10"><text:bookmark text:name="h.2u43ko2w7mce"/>Referenser</text:h>
      <text:p text:style-name="Heading_20_3"><text:a xlink:type="simple" xlink:href="https://github.com/mg222cd/Uppgift-234/blob/master/Vision.odt" office:target-frame-name="_blank" xlink:show="new"><text:span text:style-name="T4">Vision</text:span></text:a></text:p>
      <text:p text:style-name="P4">Här beskrivs bakgrund, användargrupper och baskrav.</text:p>
      <text:h text:style-name="P9" text:outline-level="10"><text:bookmark text:name="h.h3ack38lxhif"/><text:a xlink:type="simple" xlink:href="https://github.com/mg222cd/Uppgift-234/blob/master/Krav.ods"><text:span text:style-name="T1">Krav</text:span></text:a></text:h>
      <text:p text:style-name="P4">Kraven ordnade i prioritetsordning med status och referenser</text:p>
      <text:p text:style-name="P13"><text:bookmark text:name="h.5zwd0613927x"/>Aktörer</text:p>
      <text:h text:style-name="P7" text:outline-level="10"><text:bookmark text:name="h.v4hcg25bma5z"/>Primära Aktörer</text:h>
      <text:h text:style-name="P10" text:outline-level="10"><text:bookmark text:name="h.cca0y3l79rq9"/>1 Administratör - Webbutvecklaren</text:h>
      <text:p text:style-name="P4">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nvändarpanelen.</text:p>
      <text:h text:style-name="P10" text:outline-level="10"><text:bookmark text:name="h.yem8uppg9hur"/>2 Administratör - Avancerade användare</text:h>
      <text:p text:style-name="P4">Vill administrera hela sidans innehåll via användarpanelen. Vill kunna lägga till, ta bort och ändra texter och bilder. Vill kunna administrera blogginlägg och granska/publicera kommentarer från besökare.</text:p>
      <text:h text:style-name="P10" text:outline-level="10"><text:bookmark text:name="h.zd34s53z6uqu"/>3 Administratör - Ovana användare</text:h>
      <text:p text:style-name="P4">Vill kunna ändra befintlig text på vissa ställen, t.ex öppettider och kontaktuppgifter. Vill kunna skriva blogginlägg och granska/publicera kommentarer från besökare.</text:p>
      <text:h text:style-name="P10" text:outline-level="10">4 Kund - Webbplatsens besökare</text:h>
      <text:p text:style-name="P2">Vill besöka de skapade webbplatserna och dess texter och bilder. Vill kunna kommentera blogginlägg och på ett enkelt sätt kunna kontakta företaget.</text:p>
      <text:h text:style-name="P7" text:outline-level="10"><text:bookmark text:name="h.nhaazms8popg"/>Stödjande Aktörer</text:h>
      <text:h text:style-name="P10" text:outline-level="10"><text:soft-page-break/>Destination Funäsfjällen</text:h>
      <text:p text:style-name="P4">Befintligt bokningssystem och databas som i vissa fall kopplas ihop med webbsidorna.</text:p>
      <text:h text:style-name="P7" text:outline-level="10"><text:bookmark text:name="h.hrjiqqxg4bu"/>Offstage Aktörer</text:h>
      <text:h text:style-name="P10" text:outline-level="10">Befintliga kunder</text:h>
      <text:p text:style-name="P4">Vill bli erbjudna att migrera sina befintliga webbsidor till det nya WordPresstemat.</text:p>
      <text:h text:style-name="P10" text:outline-level="10">Andra webbutvecklare </text:h>
      <text:p text:style-name="P4">Vill använda temat för egna ändamål. Vill vidareutveckla koden med nya funtioner och skräddarsy för deras kunder.</text:p>
      <text:p text:style-name="P13"><text:bookmark text:name="h.1hu0qst5bo2j"/>Funktionella Krav<text:bookmark text:name="id.cg7p5ld4glcr"/></text:p>
      <text:h text:style-name="P10" text:outline-level="10">F1 Blogg </text:h>
      <text:h text:style-name="P3" text:outline-level="10">Sidan ska innehålla en blogg som administratören kan ändra och uppdatera.</text:h>
      <text:h text:style-name="P10" text:outline-level="10">F2 Portfolio</text:h>
      <text:h text:style-name="P6" text:outline-level="10">Sidan ska innehålla en portfolio med bilder och bildtexter som kan uppdateras av administratören.</text:h>
      <text:h text:style-name="P11" text:outline-level="10"><text:bookmark text:name="h.tn27xxw8i1ag"/>F3 Kontaktformulär</text:h>
      <text:p text:style-name="P4">Sidan ska innehålla ett kontaktformulär med validering både på server och klient.</text:p>
      <text:h text:style-name="P10" text:outline-level="10">F4 Kommentarer</text:h>
      <text:p text:style-name="P2">Sidans besökare ska kunna posta kommentarer som granskas och godkänns av administratören.</text:p>
      <text:h text:style-name="P8" text:outline-level="10"><text:bookmark text:name="h.26nr5xk0tzzy"/>Användningsfall</text:h>
      <text:h text:style-name="P7" text:outline-level="10"><text:bookmark text:name="h.8c4k921ydxr0"/>1 Kund</text:h>
      <text:p text:style-name="P1"><text:a xlink:type="simple" xlink:href="https://docs.google.com/document/d/1kghGhxnfJfTJy0a5XKND_J4SzOxsHpNTAh-y_2Mh7Ew/edit">AF</text:a><text:a xlink:type="simple" xlink:href="https://docs.google.com/document/d/1kghGhxnfJfTJy0a5XKND_J4SzOxsHpNTAh-y_2Mh7Ew/edit">1.1 </text:a><text:a xlink:type="simple" xlink:href="https://docs.google.com/document/d/1kghGhxnfJfTJy0a5XKND_J4SzOxsHpNTAh-y_2Mh7Ew/edit">Returnera</text:a><text:a xlink:type="simple" xlink:href="https://docs.google.com/document/d/1kghGhxnfJfTJy0a5XKND_J4SzOxsHpNTAh-y_2Mh7Ew/edit"> </text:a><text:a xlink:type="simple" xlink:href="https://docs.google.com/document/d/1kghGhxnfJfTJy0a5XKND_J4SzOxsHpNTAh-y_2Mh7Ew/edit">Vara</text:a></text:p>
      <text:p text:style-name="P4">AF1.2 Kontakta Support gällande Retur</text:p>
      <text:p text:style-name="P4">AF1.3 Kontrollera Returstatus </text:p>
      <text:h text:style-name="P7" text:outline-level="10"><text:bookmark text:name="h.hij5b3x1akxz"/>2 Support</text:h>
      <text:p text:style-name="P4">AF 2.1 Hantera Returärende </text:p>
      <text:h text:style-name="P7" text:outline-level="10"><text:bookmark text:name="h.q4tnj57u1fxd"/><text:soft-page-break/>3 Returhanterare</text:h>
      <text:p text:style-name="P4">AF 3.1 Felanmäla Retur</text:p>
      <text:p text:style-name="P4">AF 3.2 Läs Retur</text:p>
      <text:p text:style-name="P4">AF 3.3 Uppdatera Returstatus</text:p>
      <text:p text:style-name="P4">AF 3.4 Lista Returer</text:p>
      <text:h text:style-name="P7" text:outline-level="10"><text:bookmark text:name="h.txqxynj4exrn"/>4 Inköpare</text:h>
      <text:p text:style-name="P4">AF 4.1 Generera returrapport</text:p>
      <text:h text:style-name="P7" text:outline-level="10"><text:bookmark text:name="h.eeri8luw74fj"/>5 Tekniker</text:h>
      <text:p text:style-name="P4">AF 5.2 Läs Retur</text:p>
      <text:p text:style-name="P13"><text:bookmark text:name="h.7qrwda2e8ild"/>Ickefunktionella Krav</text:p>
      <text:h text:style-name="P7" text:outline-level="10"><text:bookmark text:name="h.n0ssbtowbyk"/>Projektkrav<text:bookmark text:name="h.a2drozhnbotv"/></text:h>
      <text:h text:style-name="P10" text:outline-level="10"><text:bookmark text:name="h.ijweucmrbk9w"/>B1 Implementation</text:h>
      <text:p text:style-name="P4">Temat skall anpassas och implementeras för WordPress. </text:p>
      <text:h text:style-name="P10" text:outline-level="10"><text:bookmark text:name="h.4w9wz33fp3om"/>B2 Tekniker</text:h>
      <text:p text:style-name="P4">Tekniker som ska användas är php, html5, css, javascript och mySQL.</text:p>
      <text:h text:style-name="P10" text:outline-level="10">B3 Validering</text:h>
      <text:p text:style-name="P2">Sidan ska klara W3Cs valideringskrav.</text:p>
      <text:h text:style-name="P8" text:outline-level="10"><text:bookmark text:name="h.syeocx1o0ruu"/>Kvalitetskrav</text:h>
      <text:h text:style-name="P7" text:outline-level="10">Användbarhet</text:h>
      <text:h text:style-name="P10" text:outline-level="10">Anv 1 Meny och header</text:h>
      <text:p text:style-name="P2">Arkitekturen skall byggas upp på så vis att temat lätt kan anpassas och återanvändas för många sidor, med en header högst upp, därunder navigation, därunder sidebar och innehåll och längst ner en footer.</text:p>
      <text:h text:style-name="P10" text:outline-level="10">Anv 2 Användarvänlighet</text:h>
      <text:p text:style-name="P2">Sidan ska i största möjliga mån anpassas för att underlätta för besökaren, bilder som klickas på skall visas i ett ovanförliggande fönster och länkar ska öppnas som nya flikar i webbläsaren.</text:p>
      <text:h text:style-name="P7" text:outline-level="10"><text:bookmark text:name="h.i5ihpsyabxqk"/><text:soft-page-break/>Tillgänglighet</text:h>
      <text:h text:style-name="P7" text:outline-level="10">Stödbarhet</text:h>
      <text:h text:style-name="P7" text:outline-level="10">Prestanda</text:h>
      <text:h text:style-name="P7" text:outline-level="10">Säkerhet</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32</meta:editing-cycles>
    <dc:date>2013-12-11T20:29:17</dc:date>
    <meta:editing-duration>PT5H51M27S</meta:editing-duration>
    <meta:document-statistic meta:table-count="0" meta:image-count="0" meta:object-count="0" meta:page-count="4" meta:paragraph-count="67" meta:word-count="426" meta:character-count="2983"/>
  </office:meta>
</office:document-meta>
</file>